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012cm" fo:margin-left="1.042cm" table:align="left"/>
    </style:style>
    <style:style style:name="Tableau1.A" style:family="table-column">
      <style:table-column-properties style:column-width="2.884cm"/>
    </style:style>
    <style:style style:name="Tableau1.B" style:family="table-column">
      <style:table-column-properties style:column-width="9.12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B" style:family="table-column">
      <style:table-column-properties style:column-width="5.667cm" style:rel-column-width="21844*"/>
    </style:style>
    <style:style style:name="Tableau3.C" style:family="table-column">
      <style:table-column-properties style:column-width="5.667cm" style:rel-column-width="218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language="fr" fo:country="FR" officeooo:rsid="000d5c3f" officeooo:paragraph-rsid="000d5c3f"/>
    </style:style>
    <style:style style:name="P2" style:family="paragraph" style:parent-style-name="Standard">
      <style:text-properties style:font-name="Calibri" fo:language="fr" fo:country="FR" officeooo:rsid="000d5c3f" officeooo:paragraph-rsid="000d5c3f"/>
    </style:style>
    <style:style style:name="P3" style:family="paragraph" style:parent-style-name="Standard">
      <style:paragraph-properties fo:text-align="start" style:justify-single-word="false"/>
      <style:text-properties style:font-name="Calibri" fo:language="fr" fo:country="FR" officeooo:rsid="000f0116" officeooo:paragraph-rsid="000f0116"/>
    </style:style>
    <style:style style:name="P4" style:family="paragraph" style:parent-style-name="Standard">
      <style:paragraph-properties fo:text-align="start" style:justify-single-word="false"/>
      <style:text-properties style:font-name="Calibri" fo:language="fr" fo:country="FR" officeooo:rsid="00107f6b" officeooo:paragraph-rsid="0011413f"/>
    </style:style>
    <style:style style:name="P5" style:family="paragraph" style:parent-style-name="Standard">
      <style:paragraph-properties fo:text-align="start" style:justify-single-word="false"/>
      <style:text-properties style:font-name="Calibri" fo:language="fr" fo:country="FR" officeooo:rsid="0010f6fa" officeooo:paragraph-rsid="0010f6fa"/>
    </style:style>
    <style:style style:name="P6" style:family="paragraph" style:parent-style-name="Standard">
      <style:paragraph-properties fo:text-align="start" style:justify-single-word="false"/>
      <style:text-properties style:font-name="Calibri" fo:language="fr" fo:country="FR" officeooo:rsid="00133a47" officeooo:paragraph-rsid="00133a47"/>
    </style:style>
    <style:style style:name="P7" style:family="paragraph" style:parent-style-name="Standard">
      <style:paragraph-properties fo:text-align="start" style:justify-single-word="false"/>
      <style:text-properties style:font-name="Calibri" fo:language="fr" fo:country="FR" officeooo:rsid="0014fc96" officeooo:paragraph-rsid="0014fc96"/>
    </style:style>
    <style:style style:name="P8" style:family="paragraph" style:parent-style-name="Standard">
      <style:text-properties style:text-position="0% 100%" style:font-name="Calibri" fo:language="fr" fo:country="FR" officeooo:rsid="000d5c3f" officeooo:paragraph-rsid="000d5c3f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Calibri" fo:language="fr" fo:country="FR" officeooo:rsid="000f0116" officeooo:paragraph-rsid="000f0116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0f57b4" officeooo:paragraph-rsid="000f0116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0f57b4" officeooo:paragraph-rsid="000f57b4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Calibri" fo:language="fr" fo:country="FR" officeooo:rsid="0010f6fa" officeooo:paragraph-rsid="0010f6fa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0f6fa" officeooo:paragraph-rsid="0010f6fa"/>
    </style:style>
    <style:style style:name="P14" style:family="paragraph" style:parent-style-name="Standard">
      <style:paragraph-properties fo:text-align="center" style:justify-single-word="false"/>
      <style:text-properties style:text-position="0% 100%" style:font-name="Calibri" fo:language="fr" fo:country="FR" officeooo:rsid="00133a47" officeooo:paragraph-rsid="00133a47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33a47" officeooo:paragraph-rsid="00133a47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Calibri" fo:language="fr" fo:country="FR" officeooo:rsid="00107f6b" officeooo:paragraph-rsid="00107f6b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07f6b" officeooo:paragraph-rsid="00107f6b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0c5e5" officeooo:paragraph-rsid="0010c5e5"/>
    </style:style>
    <style:style style:name="P19" style:family="paragraph" style:parent-style-name="Standard">
      <style:paragraph-properties fo:text-align="center" style:justify-single-word="false"/>
      <style:text-properties style:text-position="0% 100%" style:font-name="Calibri" fo:language="fr" fo:country="FR" officeooo:rsid="0014fc96" officeooo:paragraph-rsid="0014fc96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4fc96" officeooo:paragraph-rsid="0014fc96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50cce" officeooo:paragraph-rsid="00150cce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4953e" officeooo:paragraph-rsid="0014953e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76b4a" officeooo:paragraph-rsid="00176b4a"/>
    </style:style>
    <style:style style:name="P24" style:family="paragraph" style:parent-style-name="Table_20_Contents">
      <style:text-properties style:font-name="Calibri" officeooo:rsid="000d5c3f" officeooo:paragraph-rsid="000d5c3f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weight="bold" officeooo:rsid="000d5c3f" officeooo:paragraph-rsid="000d5c3f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27" style:family="paragraph" style:parent-style-name="Table_20_Contents">
      <style:text-properties style:font-name="Calibri" officeooo:rsid="000f0116" officeooo:paragraph-rsid="000f0116"/>
    </style:style>
    <style:style style:name="P28" style:family="paragraph" style:parent-style-name="Table_20_Contents">
      <style:paragraph-properties fo:text-align="start" style:justify-single-word="false"/>
      <style:text-properties style:font-name="Calibri"/>
    </style:style>
    <style:style style:name="P29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style:font-name="Calibri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rsid="00107f6b" officeooo:paragraph-rsid="00107f6b"/>
    </style:style>
    <style:style style:name="P31" style:family="paragraph" style:parent-style-name="Table_20_Contents">
      <style:paragraph-properties fo:text-align="center" style:justify-single-word="false"/>
      <style:text-properties style:font-name="Calibri" officeooo:rsid="00107f6b" officeooo:paragraph-rsid="00107f6b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rsid="0010c5e5" officeooo:paragraph-rsid="0010c5e5"/>
    </style:style>
    <style:style style:name="P33" style:family="paragraph" style:parent-style-name="Table_20_Contents">
      <style:paragraph-properties fo:text-align="center" style:justify-single-word="false"/>
      <style:text-properties style:font-name="Calibri" officeooo:rsid="0010c5e5" officeooo:paragraph-rsid="0010c5e5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rsid="0011d7ec" officeooo:paragraph-rsid="0011d7ec"/>
    </style:style>
    <style:style style:name="P35" style:family="paragraph" style:parent-style-name="Table_20_Contents">
      <style:paragraph-properties fo:text-align="center" style:justify-single-word="false"/>
      <style:text-properties style:font-name="Calibri" officeooo:rsid="0011d7ec" officeooo:paragraph-rsid="0011d7ec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rsid="00173355" officeooo:paragraph-rsid="00173355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rsid="0018f1a5" officeooo:paragraph-rsid="0018f1a5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0f57b4" officeooo:paragraph-rsid="000f57b4"/>
    </style:style>
    <style:style style:name="P39" style:family="paragraph" style:parent-style-name="Standard">
      <style:paragraph-properties fo:text-align="center" style:justify-single-word="false"/>
      <style:text-properties style:text-position="0% 100%" style:font-name="Calibri" fo:language="fr" fo:country="FR" officeooo:rsid="0021a614" officeooo:paragraph-rsid="0021a614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21a614" officeooo:paragraph-rsid="0021a614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33a47" officeooo:paragraph-rsid="00133a47"/>
    </style:style>
    <style:style style:name="P42" style:family="paragraph" style:parent-style-name="Standard">
      <style:paragraph-properties fo:text-align="center" style:justify-single-word="false"/>
      <style:text-properties style:text-position="0% 100%" style:font-name="Calibri" fo:language="fr" fo:country="FR" officeooo:rsid="00230303" officeooo:paragraph-rsid="00230303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10f6fa" officeooo:paragraph-rsid="0010f6fa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Calibri" fo:language="fr" fo:country="FR" officeooo:rsid="0026485e" officeooo:paragraph-rsid="0026485e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rsid="0018f1a5" officeooo:paragraph-rsid="0018f1a5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style:text-position="0% 100%" fo:font-style="normal" officeooo:rsid="000f0116" style:font-style-asian="normal" style:font-style-complex="normal"/>
    </style:style>
    <style:style style:name="T4" style:family="text">
      <style:text-properties style:text-position="0% 100%" officeooo:rsid="000f57b4"/>
    </style:style>
    <style:style style:name="T5" style:family="text">
      <style:text-properties style:text-position="0% 100%" officeooo:rsid="0011413f"/>
    </style:style>
    <style:style style:name="T6" style:family="text">
      <style:text-properties style:text-position="0% 100%" officeooo:rsid="0014953e"/>
    </style:style>
    <style:style style:name="T7" style:family="text">
      <style:text-properties style:text-position="0% 100%" officeooo:rsid="00150cce"/>
    </style:style>
    <style:style style:name="T8" style:family="text">
      <style:text-properties style:text-position="0% 100%" officeooo:rsid="00155b9b"/>
    </style:style>
    <style:style style:name="T9" style:family="text">
      <style:text-properties officeooo:rsid="000f0116"/>
    </style:style>
    <style:style style:name="T10" style:family="text">
      <style:text-properties officeooo:rsid="0010c5e5"/>
    </style:style>
    <style:style style:name="T11" style:family="text">
      <style:text-properties officeooo:rsid="0010f6fa"/>
    </style:style>
    <style:style style:name="T12" style:family="text">
      <style:text-properties officeooo:rsid="001a1d0c"/>
    </style:style>
    <style:style style:name="T13" style:family="text">
      <style:text-properties officeooo:rsid="001b9300"/>
    </style:style>
    <style:style style:name="T14" style:family="text">
      <style:text-properties officeooo:rsid="001e0cf3"/>
    </style:style>
    <style:style style:name="T15" style:family="text">
      <style:text-properties officeooo:rsid="0021a614"/>
    </style:style>
    <style:style style:name="T16" style:family="text">
      <style:text-properties officeooo:rsid="0024be22"/>
    </style:style>
    <style:style style:name="T17" style:family="text">
      <style:text-properties officeooo:rsid="00282609"/>
    </style:style>
    <style:style style:name="T18" style:family="text">
      <style:text-properties officeooo:rsid="002954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FComputer Specifications</text:p>
      <text:p text:style-name="P2"/>
      <text:p text:style-name="P2">BFComputer – abrégé BFCom, ou BFC – est un ordinateur 12-bits fonctionnant avec le langage hétéroclite Brainf*ck en guise de langage d’assembleur. Ainsi, il ne comprend que huit instructions basiques qui seront détaillé dans <text:span text:style-name="T9">la prochaine </text:span>partie. BUT PROJET ETC… AUTRE TRUCS A DIRE ?</text:p>
      <text:p text:style-name="P2"/>
      <text:p text:style-name="P1">Le <text:span text:style-name="T1">Brainf*ck et les instructions</text:span></text:p>
      <text:p text:style-name="P8"/>
      <text:p text:style-name="P2"><text:span text:style-name="T1">Le Brainf*ck est donc composé de huit instructions élémentaires permettant de manipuler une mémoire, le déroulement du programme ainsi qu’interagir avec des entrées/sorties.</text:span><text:span text:style-name="T2"> </text:span><text:span text:style-name="T3">EXPLICATION JEU INSTRUCTIONS BF</text:span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+</text:p>
          </table:table-cell>
          <table:table-cell table:style-name="Tableau1.B1" office:value-type="string">
            <text:p text:style-name="P24">Incrémente la valeur de la cellule courante</text:p>
          </table:table-cell>
        </table:table-row>
        <table:table-row>
          <table:table-cell table:style-name="Tableau1.A2" office:value-type="string">
            <text:p text:style-name="P26">-</text:p>
          </table:table-cell>
          <table:table-cell table:style-name="Tableau1.B2" office:value-type="string">
            <text:p text:style-name="P24">Décrémente la valeur de la cellule courante</text:p>
          </table:table-cell>
        </table:table-row>
        <table:table-row>
          <table:table-cell table:style-name="Tableau1.A2" office:value-type="string">
            <text:p text:style-name="P25">&gt;</text:p>
          </table:table-cell>
          <table:table-cell table:style-name="Tableau1.B2" office:value-type="string">
            <text:p text:style-name="P24">Incrémente le curseur de la mémoire</text:p>
          </table:table-cell>
        </table:table-row>
        <table:table-row>
          <table:table-cell table:style-name="Tableau1.A2" office:value-type="string">
            <text:p text:style-name="P25">&lt;</text:p>
          </table:table-cell>
          <table:table-cell table:style-name="Tableau1.B2" office:value-type="string">
            <text:p text:style-name="P24">Décrémente le curseur de la mémoire</text:p>
          </table:table-cell>
        </table:table-row>
        <table:table-row>
          <table:table-cell table:style-name="Tableau1.A2" office:value-type="string">
            <text:p text:style-name="P25">[</text:p>
          </table:table-cell>
          <table:table-cell table:style-name="Tableau1.B2" office:value-type="string">
            <text:p text:style-name="P24">Début d’une boucle</text:p>
          </table:table-cell>
        </table:table-row>
        <table:table-row>
          <table:table-cell table:style-name="Tableau1.A2" office:value-type="string">
            <text:p text:style-name="P25">]</text:p>
          </table:table-cell>
          <table:table-cell table:style-name="Tableau1.B2" office:value-type="string">
            <text:p text:style-name="P24">Fin d’une boucle</text:p>
          </table:table-cell>
        </table:table-row>
        <table:table-row>
          <table:table-cell table:style-name="Tableau1.A2" office:value-type="string">
            <text:p text:style-name="P26">.</text:p>
          </table:table-cell>
          <table:table-cell table:style-name="Tableau1.B2" office:value-type="string">
            <text:p text:style-name="P27">Envoie la valeur de la cellule courante à la sortie</text:p>
          </table:table-cell>
        </table:table-row>
        <table:table-row>
          <table:table-cell table:style-name="Tableau1.A2" office:value-type="string">
            <text:p text:style-name="P26">,</text:p>
          </table:table-cell>
          <table:table-cell table:style-name="Tableau1.B2" office:value-type="string">
            <text:p text:style-name="P27">Écris la valeur de l’entrée dans la cellule courante</text:p>
          </table:table-cell>
        </table:table-row>
      </table:table>
      <text:p text:style-name="P8"/>
      <text:p text:style-name="P9">L’architecture de l’ordinateur</text:p>
      <text:p text:style-name="P9"/>
      <text:p text:style-name="P3"><text:span text:style-name="T1">L’ordinateur doit donc avoir une architecture spécifique pour interpréter ce jeu d’instruction réduit. L’ALU – Arithmetic and Logic Unit – est assez simple car il se résume à incrémenter ou décrémenter la valeur de registres. Cependant, ce qui complexifie la tâche est le système de boucle. Dans un langage d’assembleur normal, il n’existe pas de boucle à proprement parlé mais des ‘sauts’ avec ainsi l’adresse d’arrivée indiquée dans l’instruction. Ici le challenge a été de trouver un mécanisme permettant à l’ordinateur d’aller chercher le début ou la fin de la boucle correspondante. De plus, </text:span><text:span text:style-name="T4">pour optimiser un peu le tout – bien que cela ne soit pas forcément utile étant donné que dans tous les cas l’ordinateur sera lent, son horloge fonctionnant à X MHz max – chaque instruction de boucle va être stocké dans une mémoire cache parallèle à celle utilisable pour l’utilisateur.</text:span></text:p>
      <text:p text:style-name="P10"/>
      <text:p text:style-name="P11">L’architecture peut être décomposée en deux parties : la logique de contrôle, <text:s/>qui permet de décoder l’instruction courante et de l’exécuter ; ainsi que logique de calcul, qui contient les mémoires, la RAM, l’ALU et les entrées/sorties. <text:span text:style-name="T15">Mais avant tout, parlons de l’horloge principale de l’ordinateur.</text:span></text:p>
      <text:p text:style-name="P11"/>
      <text:p text:style-name="P39">L’horloge</text:p>
      <text:p text:style-name="P40">L’horloge est globalement la même que celle de l’ordinateur 8-bits de Ben Eater à l’exception qu’il n’est pas possible de régler sa vitesse. Il y a donc deux modes : un mode manuel – permettant de debug – contrôlé par un bouton avec un circuit de debounce à base de timer 555 ; ainsi qu’un mode normal utilisant un timer 555 en astable à une fréquence de X MHz. De plus, il n’y a pas de signal de contrôle permettant de stopper l’horloge, cela sera fait en créant une boucle infinie dans le code.</text:p>
      <text:p text:style-name="P11"><text:soft-page-break/></text:p>
      <text:p text:style-name="P12">La logique de calcul</text:p>
      <text:p text:style-name="P14">Les registres</text:p>
      <text:p text:style-name="P13"/>
      <text:p text:style-name="P13">L’ordinateur est constitué de quatre registres :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5">Nom</text:p>
          </table:table-cell>
          <table:table-cell table:style-name="Tableau3.A1" office:value-type="string">
            <text:p text:style-name="P35">Sigle</text:p>
          </table:table-cell>
          <table:table-cell table:style-name="Tableau3.C1" office:value-type="string">
            <text:p text:style-name="P35">Utilité</text:p>
          </table:table-cell>
        </table:table-row>
        <table:table-row>
          <table:table-cell table:style-name="Tableau3.A2" office:value-type="string">
            <text:p text:style-name="P34">Program Counter</text:p>
          </table:table-cell>
          <table:table-cell table:style-name="Tableau3.A2" office:value-type="string">
            <text:p text:style-name="P34">PC</text:p>
          </table:table-cell>
          <table:table-cell table:style-name="Tableau3.C2" office:value-type="string">
            <text:p text:style-name="P34">Registre contenant <text:span text:style-name="T17">le pointeur permettant de garder une trace de l’instruction qui s’éxécute.</text:span></text:p>
          </table:table-cell>
        </table:table-row>
        <table:table-row>
          <table:table-cell table:style-name="Tableau3.A2" office:value-type="string">
            <text:p text:style-name="P34">Memory Address Register</text:p>
          </table:table-cell>
          <table:table-cell table:style-name="Tableau3.A2" office:value-type="string">
            <text:p text:style-name="P34">MAR</text:p>
          </table:table-cell>
          <table:table-cell table:style-name="Tableau3.C2" office:value-type="string">
            <text:p text:style-name="P34">Registre contenant le curseur/pointeur de la mémoire.</text:p>
          </table:table-cell>
        </table:table-row>
        <table:table-row>
          <table:table-cell table:style-name="Tableau3.A2" office:value-type="string">
            <text:p text:style-name="P34">Loop Address Register</text:p>
          </table:table-cell>
          <table:table-cell table:style-name="Tableau3.A2" office:value-type="string">
            <text:p text:style-name="P34">LAR</text:p>
          </table:table-cell>
          <table:table-cell table:style-name="Tableau3.C2" office:value-type="string">
            <text:p text:style-name="P34">Registre contenant <text:span text:style-name="T16">le curseur de la mémoire servant de cache aux emplacements des boucles.</text:span></text:p>
          </table:table-cell>
        </table:table-row>
        <table:table-row>
          <table:table-cell table:style-name="Tableau3.A2" office:value-type="string">
            <text:p text:style-name="P34">Loop Counter</text:p>
          </table:table-cell>
          <table:table-cell table:style-name="Tableau3.A2" office:value-type="string">
            <text:p text:style-name="P34">LPC</text:p>
          </table:table-cell>
          <table:table-cell table:style-name="Tableau3.C2" office:value-type="string">
            <text:p text:style-name="P34">Permet de compter le nombre de boucle rencontré lorsque l’on cherche l’instruction opposée.</text:p>
          </table:table-cell>
        </table:table-row>
      </table:table>
      <text:p text:style-name="P13"/>
      <text:p text:style-name="P15">Le LAR et le MAR sont reliés via un multiplexer au bus d’adresse de la mémoire RAM lui même relié au bus de données.</text:p>
      <text:p text:style-name="P15"/>
      <text:p text:style-name="P14">L’ALU</text:p>
      <text:p text:style-name="P15">L’ALU est en réalité rien d’autre que un registre relié au bus de données et permet d’incrémenter ou décrémenter sa valeur interne.</text:p>
      <text:p text:style-name="P15"/>
      <text:p text:style-name="P42">La RAM</text:p>
      <text:p text:style-name="P44">La RAM a une organisation de 8k x 12. Cependant, <text:span text:style-name="T17">seuls 4k sont adressables, en effet, la mémoire est coupée en deux entre la mémoire utilisable et la mémoire de cache pour l’optimisation des boucles.</text:span></text:p>
      <text:p text:style-name="P15"/>
      <text:p text:style-name="P14">Les entrées/sorties</text:p>
      <text:p text:style-name="P15">TODO</text:p>
      <text:p text:style-name="P15"/>
      <text:p text:style-name="P14">Le bus de données</text:p>
      <text:p text:style-name="P15">Le bus de données est relié à la RAM, l’ALU, le PC ainsi que les entrées/sorties. Il est par défaut mis à zéro et est ainsi utilisé pour initialiser les registres et la RAM à cette valeur.</text:p>
      <text:p text:style-name="P11"/>
      <text:p text:style-name="P16">La logique de contrôle</text:p>
      <text:p text:style-name="P17"/>
      <text:p text:style-name="P4"><text:span text:style-name="T1">La logique de contrôle est en soit assez simple : elle réunit tous les éléments nécessaire à la détermination des opérations que la logique de calcul doit effectuer. Nous avons donc pour cela une ROM principale avec </text:span><text:span text:style-name="T5">8192</text:span><text:span text:style-name="T1"> cellules de 25 bits. </text:span><text:span text:style-name="T5">8192</text:span><text:span text:style-name="T1"> cellules correspondent à 1</text:span><text:span text:style-name="T5">3</text:span><text:span text:style-name="T1"> bits et plus précisément quatre éléments résumé dans le tableau ci dessous :</text:span></text:p>
      <text:p text:style-name="P17"/>
      <text:p text:style-name="P17"><text:soft-page-break/></text:p>
      <text:p text:style-name="P17"/>
      <table:table table:name="Tableau2" table:style-name="Tableau2">
        <table:table-column table:style-name="Tableau2.A" table:number-columns-repeated="3"/>
        <table:table-row>
          <table:table-cell table:style-name="Tableau2.A1" table:number-columns-spanned="2" office:value-type="string">
            <text:p text:style-name="P33">Element</text:p>
          </table:table-cell>
          <table:covered-table-cell/>
          <table:table-cell table:style-name="Tableau2.C1" office:value-type="string">
            <text:p text:style-name="P30">Bit Index</text:p>
          </table:table-cell>
        </table:table-row>
        <table:table-row>
          <table:table-cell table:style-name="Tableau2.A2" table:number-rows-spanned="3" office:value-type="string">
            <text:p text:style-name="P31">Program ROM</text:p>
          </table:table-cell>
          <table:table-cell table:style-name="Tableau2.B2" office:value-type="string">
            <text:p text:style-name="P28"/>
          </table:table-cell>
          <table:table-cell table:style-name="Tableau2.C2" office:value-type="string">
            <text:p text:style-name="P28"><text:s/><text:span text:style-name="T10">#0</text:span></text:p>
          </table:table-cell>
        </table:table-row>
        <table:table-row>
          <table:covered-table-cell/>
          <table:table-cell table:style-name="Tableau2.B2" office:value-type="string">
            <text:p text:style-name="P28"/>
          </table:table-cell>
          <table:table-cell table:style-name="Tableau2.C12" office:value-type="string">
            <text:p text:style-name="P32"><text:s/>#1</text:p>
          </table:table-cell>
        </table:table-row>
        <table:table-row>
          <table:covered-table-cell/>
          <table:table-cell table:style-name="Tableau2.B2" office:value-type="string">
            <text:p text:style-name="P28"/>
          </table:table-cell>
          <table:table-cell table:style-name="Tableau2.C12" office:value-type="string">
            <text:p text:style-name="P32"><text:s/>#2</text:p>
          </table:table-cell>
        </table:table-row>
        <table:table-row>
          <table:table-cell table:style-name="Tableau2.A2" table:number-rows-spanned="2" office:value-type="string">
            <text:p text:style-name="P31">Phase</text:p>
          </table:table-cell>
          <table:table-cell table:style-name="Tableau2.B2" office:value-type="string">
            <text:p text:style-name="P29"/>
          </table:table-cell>
          <table:table-cell table:style-name="Tableau2.C12" office:value-type="string">
            <text:p text:style-name="P28"><text:s/><text:span text:style-name="T10">#3</text:span></text:p>
          </table:table-cell>
        </table:table-row>
        <table:table-row>
          <table:covered-table-cell/>
          <table:table-cell table:style-name="Tableau2.B2" office:value-type="string">
            <text:p text:style-name="P29"/>
          </table:table-cell>
          <table:table-cell table:style-name="Tableau2.C12" office:value-type="string">
            <text:p text:style-name="P28"><text:s/><text:span text:style-name="T10">#4</text:span></text:p>
          </table:table-cell>
        </table:table-row>
        <table:table-row>
          <table:table-cell table:style-name="Tableau2.A2" table:number-rows-spanned="5" office:value-type="string">
            <text:p text:style-name="P31">Flag Register</text:p>
          </table:table-cell>
          <table:table-cell table:style-name="Tableau2.A2" office:value-type="string">
            <text:p text:style-name="P32">SLF : Start Loop Flag</text:p>
          </table:table-cell>
          <table:table-cell table:style-name="Tableau2.C12" office:value-type="string">
            <text:p text:style-name="P28"><text:s/><text:span text:style-name="T10">#5</text:span></text:p>
          </table:table-cell>
        </table:table-row>
        <table:table-row>
          <table:covered-table-cell/>
          <table:table-cell table:style-name="Tableau2.A2" office:value-type="string">
            <text:p text:style-name="P32">ELF : End Loop Flag</text:p>
          </table:table-cell>
          <table:table-cell table:style-name="Tableau2.C12" office:value-type="string">
            <text:p text:style-name="P28"><text:s/><text:span text:style-name="T10">#6</text:span></text:p>
          </table:table-cell>
        </table:table-row>
        <table:table-row>
          <table:covered-table-cell/>
          <table:table-cell table:style-name="Tableau2.A2" office:value-type="string">
            <text:p text:style-name="P36">ACF : ALU Changed Flag</text:p>
          </table:table-cell>
          <table:table-cell table:style-name="Tableau2.C12" office:value-type="string">
            <text:p text:style-name="P28"><text:s/><text:span text:style-name="T10">#7</text:span></text:p>
          </table:table-cell>
        </table:table-row>
        <table:table-row>
          <table:covered-table-cell/>
          <table:table-cell table:style-name="Tableau2.A2" office:value-type="string">
            <text:p text:style-name="P37">BZ<text:span text:style-name="T18">H</text:span> : Bus Zero <text:span text:style-name="T18">Hold</text:span></text:p>
          </table:table-cell>
          <table:table-cell table:style-name="Tableau2.C12" office:value-type="string">
            <text:p text:style-name="P28"><text:s/><text:span text:style-name="T10">#8</text:span></text:p>
          </table:table-cell>
        </table:table-row>
        <table:table-row>
          <table:covered-table-cell/>
          <table:table-cell table:style-name="Tableau2.A2" office:value-type="string">
            <text:p text:style-name="P37">RF : Reset Flag</text:p>
          </table:table-cell>
          <table:table-cell table:style-name="Tableau2.C12" office:value-type="string">
            <text:p text:style-name="P28"><text:s/><text:span text:style-name="T10">#9</text:span></text:p>
          </table:table-cell>
        </table:table-row>
        <table:table-row>
          <table:table-cell table:style-name="Tableau2.A2" table:number-rows-spanned="2" office:value-type="string">
            <text:p text:style-name="P31">Zero Checkers</text:p>
          </table:table-cell>
          <table:table-cell table:style-name="Tableau2.A2" office:value-type="string">
            <text:p text:style-name="P30"><text:span text:style-name="T11">LFF : Loop Found Flag / </text:span>ID : 0</text:p>
          </table:table-cell>
          <table:table-cell table:style-name="Tableau2.C12" office:value-type="string">
            <text:p text:style-name="P34">#10</text:p>
          </table:table-cell>
        </table:table-row>
        <table:table-row>
          <table:covered-table-cell/>
          <table:table-cell table:style-name="Tableau2.A2" office:value-type="string">
            <text:p text:style-name="P30"><text:span text:style-name="T11">BZF : Bus Zero Flag / </text:span>ID : 1</text:p>
          </table:table-cell>
          <table:table-cell table:style-name="Tableau2.C13" office:value-type="string">
            <text:p text:style-name="P34">#11</text:p>
          </table:table-cell>
        </table:table-row>
      </table:table>
      <text:p text:style-name="P17"/>
      <text:p text:style-name="P18">Voici une brève explication de chaque élément :</text:p>
      <text:p text:style-name="P18"/>
      <text:p text:style-name="P18">Program ROM</text:p>
      <text:p text:style-name="P18">La ROM qui contient le programme à exécuter. Son contenu peut être changé via le programmateur de ROM dont une partie est aussi dédiée. Les instructions défilent via le PC.</text:p>
      <text:p text:style-name="P18"/>
      <text:p text:style-name="P18">Phase</text:p>
      <text:p text:style-name="P18">Registre de 1-bit qui bascule entre 0 et 1 pour les instructions nécessitant plusieurs cycles d’horloge.</text:p>
      <text:p text:style-name="P18"/>
      <text:p text:style-name="P13">Flag Register</text:p>
      <text:p text:style-name="P13">Registre de flag indiquant certains états interne de l’ordinateur.</text:p>
      <text:p text:style-name="P5"><text:span text:style-name="T1">Voici une description de chaque flag : </text:span><text:span text:style-name="T8">TODO</text:span></text:p>
      <text:p text:style-name="P13"/>
      <text:p text:style-name="P13">Zero Checkers </text:p>
      <text:p text:style-name="P13">Voir logique de calcul</text:p>
      <text:p text:style-name="P13"/>
      <text:p text:style-name="P14">Les séquences d’instruction</text:p>
      <text:p text:style-name="P19">Fetch Cycle</text:p>
      <text:p text:style-name="P19"/>
      <text:p text:style-name="P7"><text:span text:style-name="T1">Le « Fetch Cycle » est l’opération qui consiste à récupérer l’instruction suivante dans le but de la décoder puis l’exécuter. </text:span><text:span text:style-name="T7">Elle est donc réalisée avant chaque instruction.</text:span></text:p>
      <text:p text:style-name="P21">TODO</text:p>
      <text:p text:style-name="P20"/>
      <text:p text:style-name="P14">La réinitialisation de l’ordinateur</text:p>
      <text:p text:style-name="P15"/>
      <text:p text:style-name="P6"><text:span text:style-name="T1">La réinitialisation de l’ordinateur (qui est aussi son initialisation) consiste à mettre tous les registres ainsi que le contenu de la RAM à </text:span><text:span text:style-name="T6">zéro. Cela consiste à trois étapes distinctes :</text:span></text:p>
      <text:p text:style-name="P22"><text:soft-page-break/><text:span text:style-name="T12">0</text:span>/ <text:span text:style-name="T13">Initialiser PC-MAR-Phase-Flag-LPC à 0 via LOAD =&gt; à l’appuie du bouton de reset</text:span>.</text:p>
      <text:p text:style-name="P22"><text:span text:style-name="T12">1</text:span>/ PC →<text:span text:style-name="T14"> </text:span>LAR &amp; <text:span text:style-name="T14">Bus → RAM</text:span></text:p>
      <text:p text:style-name="P22"><text:span text:style-name="T12">2</text:span>/ Incrémenter MAR jusqu’à la valeur max (4095) où le RF est réinitialisé</text:p>
      <text:p text:style-name="P15"/>
      <text:p text:style-name="P14">La gestion des boucles</text:p>
      <text:p text:style-name="P14"/>
      <text:p text:style-name="P15">sdfdsqgfdsf</text:p>
      <text:p text:style-name="P15"/>
      <text:p text:style-name="P15"/>
      <text:p text:style-name="P15"/>
      <text:p text:style-name="P23">NOTICE : Limitation = ne peut pas avoir de boucle dès la première instruction : workaround : mettre &gt;&lt; ou &lt;&gt; juste av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 style:vertical-align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4:13:58.470000000</meta:creation-date>
    <dc:date>2019-08-25T21:02:30.503000000</dc:date>
    <meta:editing-duration>PT4H43M18S</meta:editing-duration>
    <meta:editing-cycles>26</meta:editing-cycles>
    <meta:generator>LibreOffice/6.0.7.3$Windows_X86_64 LibreOffice_project/dc89aa7a9eabfd848af146d5086077aeed2ae4a5</meta:generator>
    <meta:document-statistic meta:table-count="3" meta:image-count="0" meta:object-count="0" meta:page-count="4" meta:paragraph-count="101" meta:word-count="965" meta:character-count="5644" meta:non-whitespace-character-count="4760"/>
  </office:meta>
</office:document-meta>
</file>